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OKUWIKI-ODP-TITL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OKUWIKI-ODP-CONT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KUWIKI-ODP-TITLE</text:p>
          </draw:text-box>
        </draw:frame>
        <draw:frame presentation:style-name="pr4" draw:layer="layout" svg:width="25.199cm" svg:height="12.179cm" svg:x="1.4cm" svg:y="4.914cm" presentation:class="outline">
          <draw:text-box>
            <text:p>DOKUWIKI-ODP-CONTEN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5T14:01:38.055860980</meta:creation-date>
    <dc:date>2014-05-27T11:07:19.495323756</dc:date>
    <meta:editing-duration>P0D</meta:editing-duration>
    <meta:editing-cycles>2</meta:editing-cycles>
    <meta:generator>LibreOffice/4.2.2.1$Linux_X86_64 LibreOffice_project/420m0$Build-1</meta:generator>
    <dc:creator>Andreas Gohr</dc:creator>
    <meta:document-statistic meta:object-count="29"/>
  </office:meta>
</office:document-meta>
</file>